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7dafd" officeooo:paragraph-rsid="0017dafd" style:font-size-asian="16pt" style:font-size-complex="16pt"/>
    </style:style>
    <style:style style:name="P2" style:family="paragraph" style:parent-style-name="Standard">
      <style:text-properties fo:font-size="16pt" officeooo:rsid="00181db2" officeooo:paragraph-rsid="00181db2" style:font-size-asian="16pt" style:font-size-complex="16pt"/>
    </style:style>
    <style:style style:name="P3" style:family="paragraph" style:parent-style-name="Standard">
      <style:text-properties fo:font-size="16pt" officeooo:rsid="001a047b" officeooo:paragraph-rsid="001a047b" style:font-size-asian="16pt" style:font-size-complex="16pt"/>
    </style:style>
    <style:style style:name="P4" style:family="paragraph" style:parent-style-name="Standard">
      <style:text-properties fo:font-size="16pt" officeooo:rsid="001af871" officeooo:paragraph-rsid="001af871" style:font-size-asian="16pt" style:font-size-complex="16pt"/>
    </style:style>
    <style:style style:name="P5" style:family="paragraph" style:parent-style-name="Standard">
      <style:text-properties fo:font-size="16pt" officeooo:paragraph-rsid="001be589" style:font-size-asian="16pt" style:font-size-complex="16pt"/>
    </style:style>
    <style:style style:name="P6" style:family="paragraph" style:parent-style-name="Standard">
      <style:text-properties fo:color="#7f0055" style:font-name="Monospace" fo:font-size="16pt" fo:font-weight="bold" officeooo:rsid="0017dafd" officeooo:paragraph-rsid="001be589" style:font-size-asian="16pt" style:font-weight-asian="bold" style:font-size-complex="16pt"/>
    </style:style>
    <style:style style:name="P7" style:family="paragraph" style:parent-style-name="Standard" style:master-page-name="MP0">
      <style:paragraph-properties style:page-number="auto" fo:break-before="page"/>
      <style:text-properties fo:font-size="16pt" officeooo:paragraph-rsid="001be589" style:font-size-asian="16pt" style:font-size-complex="16pt"/>
    </style:style>
    <style:style style:name="T1" style:family="text">
      <style:text-properties officeooo:rsid="00181db2"/>
    </style:style>
    <style:style style:name="T2" style:family="text">
      <style:text-properties officeooo:rsid="001a047b"/>
    </style:style>
    <style:style style:name="T3" style:family="text">
      <style:text-properties officeooo:rsid="001ab618"/>
    </style:style>
    <style:style style:name="T4" style:family="text">
      <style:text-properties officeooo:rsid="001be589"/>
    </style:style>
    <style:style style:name="T5" style:family="text">
      <style:text-properties officeooo:rsid="001c5a8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ssignment No-<text:span text:style-name="T4">5(B)</text:span></text:p>
      <text:p text:style-name="P5">Div-B</text:p>
      <text:p text:style-name="P5">Seat No: B150694<text:span text:style-name="T5">205</text:span></text:p>
      <text:p text:style-name="P5">Name: <text:span text:style-name="T5">Singh Ankitkumar </text:span></text:p>
      <text:p text:style-name="P6"/>
      <text:p text:style-name="P1">1) DistanceComparator.java</text:p>
      <text:p text:style-name="P1"/>
      <text:p text:style-name="P1">package bfs;</text:p>
      <text:p text:style-name="P1"/>
      <text:p text:style-name="P1">import java.util.Comparator;</text:p>
      <text:p text:style-name="P1"/>
      <text:p text:style-name="P1"/>
      <text:p text:style-name="P1">public class DistanceComparator implements Comparator&lt;Node&gt; <text:s text:c="14"/>// Comparator for priority queue based on Node distance</text:p>
      <text:p text:style-name="P1">{</text:p>
      <text:p text:style-name="P1"/>
      <text:p text:style-name="P1"><text:s text:c="4"/>@Override</text:p>
      <text:p text:style-name="P1"><text:s text:c="4"/>public int compare(Node o1, Node o2) {</text:p>
      <text:p text:style-name="P1"><text:s text:c="8"/>if(o1.getDistance() &gt; o2.getDistance())</text:p>
      <text:p text:style-name="P1"><text:s text:c="12"/>return 1;</text:p>
      <text:p text:style-name="P1"><text:s text:c="8"/>else if(o1.getDistance() &lt; o2.getDistance())</text:p>
      <text:p text:style-name="P1"><text:s text:c="12"/>return -1;</text:p>
      <text:p text:style-name="P1"><text:s text:c="8"/>return 0;</text:p>
      <text:p text:style-name="P1"><text:s text:c="4"/>}</text:p>
      <text:p text:style-name="P1"><text:s text:c="4"/></text:p>
      <text:p text:style-name="P1">}</text:p>
      <text:p text:style-name="P1"/>
      <text:p text:style-name="P1">2) <text:span text:style-name="T1">Graph.java</text:span></text:p>
      <text:p text:style-name="P1"/>
      <text:p text:style-name="P1">package bfs;</text:p>
      <text:p text:style-name="P1"/>
      <text:p text:style-name="P1">import java.util.ArrayList;</text:p>
      <text:p text:style-name="P1">import java.util.Scanner;</text:p>
      <text:p text:style-name="P1">import javax.swing.JOptionPane;</text:p>
      <text:p text:style-name="P1"/>
      <text:p text:style-name="P1"/>
      <text:p text:style-name="P1">public class Graph {</text:p>
      <text:p text:style-name="P1"><text:s text:c="4"/></text:p>
      <text:p text:style-name="P1"><text:soft-page-break/><text:s text:c="4"/>ArrayList&lt;HeadNode&gt; headNodesList; <text:s text:c="45"/>//arraylist to hold headNodes</text:p>
      <text:p text:style-name="P1"><text:s text:c="4"/>int n;</text:p>
      <text:p text:style-name="P1"><text:s text:c="4"/></text:p>
      <text:p text:style-name="P1"><text:s text:c="4"/>public Graph(int size) <text:s text:c="57"/>//constructor to initialize the Graph</text:p>
      <text:p text:style-name="P1"><text:s text:c="4"/>{</text:p>
      <text:p text:style-name="P1"><text:s text:c="8"/>this.n = size;</text:p>
      <text:p text:style-name="P1"><text:s text:c="8"/>headNodesList = new ArrayList&lt;&gt;();</text:p>
      <text:p text:style-name="P1"><text:s text:c="4"/>}</text:p>
      <text:p text:style-name="P1"><text:s text:c="4"/></text:p>
      <text:p text:style-name="P1"><text:s text:c="4"/>public void initGraph() <text:s text:c="56"/>//method to accept graph nodes</text:p>
      <text:p text:style-name="P1"><text:s text:c="4"/>{</text:p>
      <text:p text:style-name="P1"><text:s text:c="8"/>Scanner sc = new Scanner(System.in);</text:p>
      <text:p text:style-name="P1"><text:s text:c="8"/>for(int i=0;i&lt;n;i++)</text:p>
      <text:p text:style-name="P1"><text:s text:c="8"/>{</text:p>
      <text:p text:style-name="P1"><text:s text:c="12"/>//System.out.println("Enter the name of node" +(i+1)+" : ");</text:p>
      <text:p text:style-name="P1"><text:s text:c="12"/>HeadNode hn = new HeadNode();</text:p>
      <text:p text:style-name="P1"><text:s text:c="12"/>hn.setName(JOptionPane.showInputDialog("Enter the name of node" +(i+1)+" : "));</text:p>
      <text:p text:style-name="P1"><text:s text:c="12"/>headNodesList.add(hn); <text:s text:c="49"/>//add the nodes to headNodeList</text:p>
      <text:p text:style-name="P1"><text:s text:c="10"/></text:p>
      <text:p text:style-name="P1"><text:s text:c="8"/>}</text:p>
      <text:p text:style-name="P1"><text:s text:c="8"/>for(int i=0;i&lt;n;i++)</text:p>
      <text:p text:style-name="P1"><text:s text:c="8"/>{</text:p>
      <text:p text:style-name="P1"><text:s text:c="12"/>HeadNode tempHeadNode = headNodesList.get(i);</text:p>
      <text:p text:style-name="P1"><text:s text:c="12"/></text:p>
      <text:p text:style-name="P1"><text:s text:c="12"/>while(true) <text:s text:c="60"/>//adjacent nodes input and their distances</text:p>
      <text:p text:style-name="P1"><text:s text:c="12"/>{</text:p>
      <text:p text:style-name="P1"><text:s text:c="16"/>String name = tempHeadNode.getName();</text:p>
      <text:p text:style-name="P1"><text:s text:c="15"/>// sc.skip("\n");</text:p>
      <text:p text:style-name="P1"><text:s text:c="16"/>String ans = JOptionPane.showInputDialog("\nDo you want to add any adjacent node to node "+ name + "? (y/n) : ");</text:p>
      <text:p text:style-name="P1"><text:s text:c="16"/>if(ans.equals("n") <text:s/>|| ans.equals("N"))</text:p>
      <text:p text:style-name="P1"><text:s text:c="20"/>break;</text:p>
      <text:p text:style-name="P1"><text:s text:c="15"/>// sc.skip("\n");</text:p>
      <text:p text:style-name="P1"><text:soft-page-break/><text:s text:c="16"/>String tempName=JOptionPane.showInputDialog("Enter the name of adjacent node of "+ name + " : ");</text:p>
      <text:p text:style-name="P1"><text:s text:c="16"/>//sc.skip("\n");</text:p>
      <text:p text:style-name="P1"><text:s text:c="16"/>int tempDistance=Integer.parseInt(JOptionPane.showInputDialog("Enter distance between nodes " + name + " and " + tempName+ " :"));</text:p>
      <text:p text:style-name="P1"><text:s text:c="20"/></text:p>
      <text:p text:style-name="P1"><text:s text:c="16"/>tempHeadNode.setNodeInfo(tempName,tempDistance);</text:p>
      <text:p text:style-name="P1"><text:s text:c="16"/>headNodesList.set(i, tempHeadNode);</text:p>
      <text:p text:style-name="P1"><text:s text:c="12"/></text:p>
      <text:p text:style-name="P1"><text:s text:c="12"/>}</text:p>
      <text:p text:style-name="P1"><text:s text:c="8"/>}</text:p>
      <text:p text:style-name="P1"><text:s text:c="4"/>}</text:p>
      <text:p text:style-name="P1"><text:s text:c="4"/></text:p>
      <text:p text:style-name="P1"><text:s text:c="4"/>public void displayGraph() <text:s text:c="53"/>//method to display graph in form of adjacency list</text:p>
      <text:p text:style-name="P1"><text:s text:c="4"/>{</text:p>
      <text:p text:style-name="P1"><text:s text:c="8"/>for(int i=0;i&lt;n;i++)</text:p>
      <text:p text:style-name="P1"><text:s text:c="8"/>{</text:p>
      <text:p text:style-name="P1"><text:s text:c="12"/>HeadNode tempHeadNode = headNodesList.get(i);</text:p>
      <text:p text:style-name="P1"><text:s text:c="12"/>System.out.print("\n"+ tempHeadNode.getName() + " : ");</text:p>
      <text:p text:style-name="P1"><text:s text:c="12"/>tempHeadNode.displayNodeList();</text:p>
      <text:p text:style-name="P1"><text:s text:c="8"/>}</text:p>
      <text:p text:style-name="P1"><text:s text:c="4"/>}</text:p>
      <text:p text:style-name="P1"><text:s text:c="4"/></text:p>
      <text:p text:style-name="P1"><text:s text:c="4"/>public int getIndex(String name) <text:s text:c="47"/>//method to get index by passing name of node</text:p>
      <text:p text:style-name="P1"><text:s text:c="4"/>{</text:p>
      <text:p text:style-name="P1"><text:s text:c="8"/>for(int i=0;i&lt;n;i++)</text:p>
      <text:p text:style-name="P1"><text:s text:c="8"/>{</text:p>
      <text:p text:style-name="P1"><text:s text:c="12"/>HeadNode tempHeadNode = headNodesList.get(i);</text:p>
      <text:p text:style-name="P1"><text:s text:c="12"/>if(tempHeadNode.getName().equals(name))</text:p>
      <text:p text:style-name="P1"><text:s text:c="16"/>return i;</text:p>
      <text:p text:style-name="P1"><text:s text:c="8"/>}</text:p>
      <text:p text:style-name="P1"><text:s text:c="8"/>return -1; <text:s text:c="69"/>//if node not found return -1</text:p>
      <text:p text:style-name="P1"><text:s text:c="4"/>}</text:p>
      <text:p text:style-name="P1"><text:s text:c="4"/></text:p>
      <text:p text:style-name="P1"><text:soft-page-break/><text:s text:c="4"/>public ArrayList getNeighbours(String node) <text:s text:c="36"/>//method to return neighbours of selected node</text:p>
      <text:p text:style-name="P1"><text:s text:c="4"/>{</text:p>
      <text:p text:style-name="P1"><text:s text:c="8"/>int headIndex=getIndex(node);</text:p>
      <text:p text:style-name="P1"><text:s text:c="8"/>return headNodesList.get(headIndex).getNodeList();</text:p>
      <text:p text:style-name="P1"><text:s text:c="4"/>}</text:p>
      <text:p text:style-name="P1">}</text:p>
      <text:p text:style-name="P1"/>
      <text:p text:style-name="P2">3) <text:span text:style-name="T2">HeadNode.java</text:span></text:p>
      <text:p text:style-name="P2"/>
      <text:p text:style-name="P2">package bfs;</text:p>
      <text:p text:style-name="P2"/>
      <text:p text:style-name="P2">import java.util.ArrayList;</text:p>
      <text:p text:style-name="P2">import java.util.Iterator;</text:p>
      <text:p text:style-name="P2"/>
      <text:p text:style-name="P2"/>
      <text:p text:style-name="P2">public class HeadNode <text:s text:c="40"/>// Head node in adjacency list of graph</text:p>
      <text:p text:style-name="P2">{</text:p>
      <text:p text:style-name="P2"><text:s text:c="4"/>private String name; <text:s text:c="38"/>// node name</text:p>
      <text:p text:style-name="P2"><text:s text:c="4"/>private ArrayList&lt;Node&gt; adjnodes = new ArrayList&lt;&gt;(); <text:s text:c="5"/>// List of adjacent nodes</text:p>
      <text:p text:style-name="P2"><text:s text:c="4"/></text:p>
      <text:p text:style-name="P2"><text:s text:c="4"/>public void setName(String name) {</text:p>
      <text:p text:style-name="P2"><text:s text:c="8"/>this.name = name;</text:p>
      <text:p text:style-name="P2"><text:s text:c="4"/>}</text:p>
      <text:p text:style-name="P2"/>
      <text:p text:style-name="P2"><text:s text:c="4"/>public String getName() {</text:p>
      <text:p text:style-name="P2"><text:s text:c="8"/>return name;</text:p>
      <text:p text:style-name="P2"><text:s text:c="4"/>}</text:p>
      <text:p text:style-name="P2"/>
      <text:p text:style-name="P2"><text:s text:c="4"/>public void setNodeInfo(String name,int distance) <text:s text:c="9"/>// Add adjacent node</text:p>
      <text:p text:style-name="P2"><text:s text:c="4"/>{</text:p>
      <text:p text:style-name="P2"><text:s text:c="8"/>Node n = new Node(name,distance);</text:p>
      <text:p text:style-name="P2"><text:s text:c="8"/>adjnodes.add(n);</text:p>
      <text:p text:style-name="P2"><text:s text:c="4"/>}</text:p>
      <text:p text:style-name="P2"><text:s/></text:p>
      <text:p text:style-name="P2"><text:s text:c="4"/>public ArrayList getNodeList()</text:p>
      <text:p text:style-name="P2"><text:soft-page-break/><text:s text:c="4"/>{</text:p>
      <text:p text:style-name="P2"><text:s text:c="8"/>return adjnodes;</text:p>
      <text:p text:style-name="P2"><text:s text:c="4"/>}</text:p>
      <text:p text:style-name="P2"><text:s text:c="4"/></text:p>
      <text:p text:style-name="P2"><text:s text:c="4"/>public void displayNodeList() <text:s text:c="28"/>// Display adjacent nodes list (name,distance)</text:p>
      <text:p text:style-name="P2"><text:s text:c="4"/>{</text:p>
      <text:p text:style-name="P2"><text:s text:c="8"/>Iterator i = adjnodes.iterator();</text:p>
      <text:p text:style-name="P2"><text:s text:c="8"/>if(i.hasNext())</text:p>
      <text:p text:style-name="P2"><text:s text:c="8"/>{</text:p>
      <text:p text:style-name="P2"><text:s text:c="12"/>Node temp= (Node)i.next();</text:p>
      <text:p text:style-name="P2"><text:s text:c="12"/>System.out.print("("+temp.getName()+","+temp.getDistance()+")");</text:p>
      <text:p text:style-name="P2"><text:s text:c="8"/></text:p>
      <text:p text:style-name="P2"><text:s text:c="8"/>}</text:p>
      <text:p text:style-name="P2"><text:s text:c="8"/>while(i.hasNext())</text:p>
      <text:p text:style-name="P2"><text:s text:c="8"/>{</text:p>
      <text:p text:style-name="P2"><text:s text:c="12"/>Node temp= (Node)i.next();</text:p>
      <text:p text:style-name="P2"><text:s text:c="12"/>System.out.print(", ("+temp.getName()+","+temp.getDistance()+")");</text:p>
      <text:p text:style-name="P2"><text:s text:c="8"/>}</text:p>
      <text:p text:style-name="P2"><text:s text:c="4"/>}</text:p>
      <text:p text:style-name="P2"><text:s text:c="4"/></text:p>
      <text:p text:style-name="P2">}</text:p>
      <text:p text:style-name="P2"/>
      <text:p text:style-name="P3">4) <text:span text:style-name="T3">Node.java</text:span></text:p>
      <text:p text:style-name="P3"/>
      <text:p text:style-name="P3">package bfs;</text:p>
      <text:p text:style-name="P3"/>
      <text:p text:style-name="P3"/>
      <text:p text:style-name="P3">public class Node <text:s text:c="29"/>// Class for adjacent nodes to headnode</text:p>
      <text:p text:style-name="P3">{</text:p>
      <text:p text:style-name="P3"><text:s text:c="4"/>String name; <text:s text:c="30"/>// node name <text:s text:c="29"/></text:p>
      <text:p text:style-name="P3"><text:s text:c="4"/>int distance; <text:s text:c="29"/>// distance between this node and headnode</text:p>
      <text:p text:style-name="P3"><text:s text:c="4"/></text:p>
      <text:p text:style-name="P3"><text:s text:c="47"/>// constructor and getters, setters for data members</text:p>
      <text:p text:style-name="P3"><text:soft-page-break/><text:s text:c="4"/></text:p>
      <text:p text:style-name="P3"><text:s text:c="4"/>public Node(String name, int dist)</text:p>
      <text:p text:style-name="P3"><text:s text:c="4"/>{</text:p>
      <text:p text:style-name="P3"><text:s text:c="8"/>this.name = name;</text:p>
      <text:p text:style-name="P3"><text:s text:c="8"/>this.distance = dist;</text:p>
      <text:p text:style-name="P3"><text:s text:c="4"/>}</text:p>
      <text:p text:style-name="P3"><text:s text:c="4"/></text:p>
      <text:p text:style-name="P3"><text:s text:c="4"/>public int getDistance() {</text:p>
      <text:p text:style-name="P3"><text:s text:c="8"/>return distance;</text:p>
      <text:p text:style-name="P3"><text:s text:c="4"/>}</text:p>
      <text:p text:style-name="P3"/>
      <text:p text:style-name="P3"><text:s text:c="4"/>public String getName() {</text:p>
      <text:p text:style-name="P3"><text:s text:c="8"/>return name;</text:p>
      <text:p text:style-name="P3"><text:s text:c="4"/>}</text:p>
      <text:p text:style-name="P3"/>
      <text:p text:style-name="P3"><text:s text:c="4"/>public void setDistance(int distance) {</text:p>
      <text:p text:style-name="P3"><text:s text:c="8"/>this.distance = distance;</text:p>
      <text:p text:style-name="P3"><text:s text:c="4"/>}</text:p>
      <text:p text:style-name="P3"/>
      <text:p text:style-name="P3"><text:s text:c="4"/>public void setName(String name) {</text:p>
      <text:p text:style-name="P3"><text:s text:c="8"/>this.name = name;</text:p>
      <text:p text:style-name="P3"><text:s text:c="4"/>}</text:p>
      <text:p text:style-name="P3"><text:s text:c="3"/></text:p>
      <text:p text:style-name="P3"><text:s text:c="4"/></text:p>
      <text:p text:style-name="P3">}</text:p>
      <text:p text:style-name="P3"/>
      <text:p text:style-name="P4">5) BFS.java</text:p>
      <text:p text:style-name="P4"/>
      <text:p text:style-name="P4">package bfs;</text:p>
      <text:p text:style-name="P4"/>
      <text:p text:style-name="P4">import java.util.ArrayList;</text:p>
      <text:p text:style-name="P4">import java.util.PriorityQueue;</text:p>
      <text:p text:style-name="P4">import java.util.Scanner;</text:p>
      <text:p text:style-name="P4">import javax.swing.JOptionPane;</text:p>
      <text:p text:style-name="P4"/>
      <text:p text:style-name="P4">public class BFS <text:s text:c="23"/>// Class for BFS Algorithm</text:p>
      <text:p text:style-name="P4">{</text:p>
      <text:p text:style-name="P4"/>
      <text:p text:style-name="P4"><text:s text:c="4"/>/**</text:p>
      <text:p text:style-name="P4"><text:soft-page-break/><text:s text:c="5"/>* @param args the command line arguments</text:p>
      <text:p text:style-name="P4"><text:s text:c="5"/>*/</text:p>
      <text:p text:style-name="P4"><text:s text:c="4"/>public static void main(String[] args)</text:p>
      <text:p text:style-name="P4"><text:s text:c="4"/>{</text:p>
      <text:p text:style-name="P4"><text:s text:c="8"/></text:p>
      <text:p text:style-name="P4"><text:s text:c="8"/></text:p>
      <text:p text:style-name="P4"><text:s text:c="8"/>int n;</text:p>
      <text:p text:style-name="P4">// <text:s text:c="7"/>Scanner sc = new Scanner(System.in);</text:p>
      <text:p text:style-name="P4">// <text:s text:c="7"/>n = sc.nextInt();</text:p>
      <text:p text:style-name="P4">// <text:s text:c="3"/></text:p>
      <text:p text:style-name="P4"><text:s text:c="9"/>n=Integer.parseInt(JOptionPane.showInputDialog("Enter No of nodes")); <text:s text:c="13"/>// Enter no. of rows</text:p>
      <text:p text:style-name="P4"><text:s text:c="8"/>PriorityQueue&lt;Node&gt; pq = new PriorityQueue&lt;&gt;(new DistanceComparator()); <text:s text:c="12"/>// Initilize priority queue</text:p>
      <text:p text:style-name="P4"><text:s text:c="8"/>ArrayList&lt;Boolean&gt; visited = new ArrayList&lt;&gt;(n);</text:p>
      <text:p text:style-name="P4"><text:s text:c="8"/>ArrayList&lt;String&gt; parent = new ArrayList&lt;&gt;(n); <text:s text:c="37"/>// Store parent node</text:p>
      <text:p text:style-name="P4"><text:s text:c="8"/>for(int i=0;i&lt;n;i++)</text:p>
      <text:p text:style-name="P4"><text:s text:c="8"/>{</text:p>
      <text:p text:style-name="P4"><text:s text:c="12"/>visited.add(false); <text:s text:c="60"/>// Set visited list for all nodes false</text:p>
      <text:p text:style-name="P4"><text:s text:c="12"/>parent.add("NIL"); <text:s text:c="61"/>// Set parent of all nodes NIL</text:p>
      <text:p text:style-name="P4"><text:s text:c="8"/>}</text:p>
      <text:p text:style-name="P4"><text:s text:c="8"/></text:p>
      <text:p text:style-name="P4"><text:s text:c="8"/>Graph graph = new Graph(n); <text:s text:c="56"/>// Create graph instance</text:p>
      <text:p text:style-name="P4"><text:s text:c="8"/>graph.initGraph(); <text:s text:c="65"/>// Initialize graph</text:p>
      <text:p text:style-name="P4"><text:s text:c="8"/>graph.displayGraph(); <text:s text:c="62"/>// Display graph as adjacency list</text:p>
      <text:p text:style-name="P4"><text:s text:c="8"/></text:p>
      <text:p text:style-name="P4"><text:s text:c="8"/>String start, goal; <text:s text:c="64"/>// Accept start and goal nodes</text:p>
      <text:p text:style-name="P4"><text:s text:c="8"/>start = JOptionPane.showInputDialog("Enter the name of start node : ");</text:p>
      <text:p text:style-name="P4"><text:s text:c="8"/></text:p>
      <text:p text:style-name="P4"><text:s text:c="8"/>goal = JOptionPane.showInputDialog("Enter the name of goal node : ");</text:p>
      <text:p text:style-name="P4"><text:soft-page-break/><text:s text:c="8"/></text:p>
      <text:p text:style-name="P4"><text:s text:c="8"/></text:p>
      <text:p text:style-name="P4"><text:s text:c="8"/>pq.add(new Node(start,0)); <text:s text:c="57"/>// Add start node to priority queue with distance 0</text:p>
      <text:p text:style-name="P4"><text:s text:c="8"/>visited.set(graph.getIndex(start), true); <text:s text:c="42"/>// Set visited true</text:p>
      <text:p text:style-name="P4"><text:s text:c="8"/>parent.set(graph.getIndex(start), "NIL"); <text:s text:c="42"/>// Set parent of start NIL</text:p>
      <text:p text:style-name="P4"><text:s text:c="8"/>System.out.println("\n\nPriority queue contents : \n");</text:p>
      <text:p text:style-name="P4"><text:s text:c="8"/>displayQueue(pq);</text:p>
      <text:p text:style-name="P4"><text:s text:c="8"/></text:p>
      <text:p text:style-name="P4"><text:s text:c="8"/>while(!pq.isEmpty()) <text:s text:c="63"/>// Process untill queue is not empty</text:p>
      <text:p text:style-name="P4"><text:s text:c="8"/>{</text:p>
      <text:p text:style-name="P4"><text:s text:c="12"/>Node temp = pq.poll(); <text:s text:c="57"/>// Remove node with minimum distance</text:p>
      <text:p text:style-name="P4"><text:s text:c="12"/>displayQueue(pq);</text:p>
      <text:p text:style-name="P4"><text:s text:c="12"/>if(temp.getName().equals(goal)) <text:s text:c="48"/>// Check if goal node is found</text:p>
      <text:p text:style-name="P4"><text:s text:c="12"/>{</text:p>
      <text:p text:style-name="P4"><text:s text:c="16"/>//JOptionPane.showMessageDialog(,"\nGoal node found");</text:p>
      <text:p text:style-name="P4"><text:s text:c="16"/>System.out.println("\nGoal node '"+temp.getName() + "' <text:s/>found");</text:p>
      <text:p text:style-name="P4"><text:s text:c="16"/>break;</text:p>
      <text:p text:style-name="P4"><text:s text:c="12"/>}</text:p>
      <text:p text:style-name="P4"><text:s text:c="12"/>else</text:p>
      <text:p text:style-name="P4"><text:s text:c="12"/>{</text:p>
      <text:p text:style-name="P4"><text:s text:c="16"/>ArrayList&lt;Node&gt; neighbours = graph.getNeighbours(temp.getName()); <text:s text:c="10"/>// Get the neighbours of the retrieved node that are not visited</text:p>
      <text:p text:style-name="P4"><text:s text:c="16"/>for(Node n1:neighbours) <text:s text:c="52"/>// For all adjacent nodes</text:p>
      <text:p text:style-name="P4"><text:s text:c="16"/>{</text:p>
      <text:p text:style-name="P4"><text:s text:c="20"/>if(!visited.get(graph.getIndex(n1.getName()))) <text:s text:c="25"/></text:p>
      <text:p text:style-name="P4"><text:s text:c="20"/>{</text:p>
      <text:p text:style-name="P4"><text:s text:c="24"/>visited.set(graph.getIndex(n1.getName()), Boolean.TRUE); <text:s text:c="11"/>// Mark visited if not marked</text:p>
      <text:p text:style-name="P4"><text:s text:c="24"/>pq.add(n1); <text:s text:c="56"/>// Add them to queue</text:p>
      <text:p text:style-name="P4"><text:soft-page-break/><text:s text:c="24"/>parent.set(graph.getIndex(n1.getName()), temp.getName()); <text:s text:c="10"/>// Set parent of neighbour node</text:p>
      <text:p text:style-name="P4"><text:s text:c="20"/>}</text:p>
      <text:p text:style-name="P4"><text:s text:c="16"/>}</text:p>
      <text:p text:style-name="P4"><text:s text:c="16"/>displayQueue(pq); <text:s text:c="58"/>// Display the Queue</text:p>
      <text:p text:style-name="P4"><text:s text:c="12"/>}</text:p>
      <text:p text:style-name="P4"><text:s text:c="12"/></text:p>
      <text:p text:style-name="P4"><text:s text:c="12"/></text:p>
      <text:p text:style-name="P4"><text:s text:c="8"/>}</text:p>
      <text:p text:style-name="P4"><text:s text:c="8"/></text:p>
      <text:p text:style-name="P4"><text:s text:c="8"/>tracePath(parent,graph,goal);</text:p>
      <text:p text:style-name="P4"><text:s text:c="4"/>}</text:p>
      <text:p text:style-name="P4"><text:s text:c="4"/></text:p>
      <text:p text:style-name="P4"><text:s text:c="4"/></text:p>
      <text:p text:style-name="P4"><text:s text:c="4"/>private static void displayQueue(PriorityQueue&lt;Node&gt; pq) <text:s text:c="31"/>// Fuction to display queue</text:p>
      <text:p text:style-name="P4"><text:s text:c="4"/>{</text:p>
      <text:p text:style-name="P4"><text:s text:c="8"/></text:p>
      <text:p text:style-name="P4"><text:s text:c="8"/>for(Node n:pq)</text:p>
      <text:p text:style-name="P4"><text:s text:c="8"/>{</text:p>
      <text:p text:style-name="P4"><text:s text:c="12"/>System.out.print(n.getName()+"\t");</text:p>
      <text:p text:style-name="P4"><text:s text:c="8"/>}</text:p>
      <text:p text:style-name="P4"><text:s text:c="7"/></text:p>
      <text:p text:style-name="P4"><text:s text:c="8"/>System.out.println("");</text:p>
      <text:p text:style-name="P4"><text:s text:c="4"/>}</text:p>
      <text:p text:style-name="P4"><text:s text:c="4"/></text:p>
      <text:p text:style-name="P4"><text:s text:c="4"/>private static void tracePath(ArrayList&lt;String&gt; parent, Graph graph, String goal) <text:s text:c="6"/>// Function to trace the path</text:p>
      <text:p text:style-name="P4"><text:s text:c="4"/>{</text:p>
      <text:p text:style-name="P4"><text:s text:c="8"/>System.out.println("\n\nPath : ");</text:p>
      <text:p text:style-name="P4"><text:s text:c="8"/>String path = goal;</text:p>
      <text:p text:style-name="P4"><text:s text:c="8"/>String temp = goal;</text:p>
      <text:p text:style-name="P4"><text:s text:c="8"/>while(!parent.get(graph.getIndex(temp)).equals("NIL")) <text:s text:c="29"/>// Continue path till parent is not NIL</text:p>
      <text:p text:style-name="P4"><text:s text:c="8"/>{</text:p>
      <text:p text:style-name="P4"><text:s text:c="12"/>temp = parent.get(graph.getIndex(temp));</text:p>
      <text:p text:style-name="P4"><text:s text:c="12"/>path = temp + ", " + path;</text:p>
      <text:p text:style-name="P4"><text:s text:c="8"/>}</text:p>
      <text:p text:style-name="P4"><text:soft-page-break/><text:s text:c="8"/></text:p>
      <text:p text:style-name="P4"><text:s text:c="8"/>System.out.println(path);</text:p>
      <text:p text:style-name="P4"><text:s text:c="4"/>}</text:p>
      <text:p text:style-name="P4"><text:s text:c="4"/></text:p>
      <text:p text:style-name="P4"><text:s text:c="4"/></text:p>
      <text:p text:style-name="P4"><text:s text:c="4"/></text:p>
      <text:p text:style-name="P4">}</text:p>
      <text:p text:style-name="P4"/>
      <text:p text:style-name="P4"/>
      <text:p text:style-name="P4"/>
      <text:p text:style-name="P4">/* </text:p>
      <text:p text:style-name="P4"/>
      <text:p text:style-name="P4">OUTPUT :</text:p>
      <text:p text:style-name="P4"/>
      <text:p text:style-name="P4"/>
      <text:p text:style-name="P4"/>
      <text:p text:style-name="P4">s : (a,3), (b,6), (c,5)</text:p>
      <text:p text:style-name="P4">a : (d,9), (e,8)</text:p>
      <text:p text:style-name="P4">b : (f,12), (g,14)</text:p>
      <text:p text:style-name="P4">c : (h,7)</text:p>
      <text:p text:style-name="P4">d : </text:p>
      <text:p text:style-name="P4">e : </text:p>
      <text:p text:style-name="P4">f : </text:p>
      <text:p text:style-name="P4">g : </text:p>
      <text:p text:style-name="P4">h : (i,5), (j,6)</text:p>
      <text:p text:style-name="P4">i : (k,1), (l,10), (m,2)</text:p>
      <text:p text:style-name="P4">j : </text:p>
      <text:p text:style-name="P4">k : </text:p>
      <text:p text:style-name="P4">l : </text:p>
      <text:p text:style-name="P4">m : </text:p>
      <text:p text:style-name="P4"/>
      <text:p text:style-name="P4">Priority queue contents : </text:p>
      <text:p text:style-name="P4"/>
      <text:p text:style-name="P4">s<text:tab/></text:p>
      <text:p text:style-name="P4"/>
      <text:p text:style-name="P4">a<text:tab/>b<text:tab/>c<text:tab/></text:p>
      <text:p text:style-name="P4">c<text:tab/>b<text:tab/></text:p>
      <text:p text:style-name="P4">c<text:tab/>b<text:tab/>d<text:tab/>e<text:tab/></text:p>
      <text:p text:style-name="P4">b<text:tab/>e<text:tab/>d<text:tab/></text:p>
      <text:p text:style-name="P4"><text:soft-page-break/>b<text:tab/>h<text:tab/>d<text:tab/>e<text:tab/></text:p>
      <text:p text:style-name="P4">h<text:tab/>e<text:tab/>d<text:tab/></text:p>
      <text:p text:style-name="P4">h<text:tab/>e<text:tab/>d<text:tab/>f<text:tab/>g<text:tab/></text:p>
      <text:p text:style-name="P4">e<text:tab/>f<text:tab/>d<text:tab/>g<text:tab/></text:p>
      <text:p text:style-name="P4">i<text:tab/>e<text:tab/>j<text:tab/>g<text:tab/>f<text:tab/>d<text:tab/></text:p>
      <text:p text:style-name="P4">j<text:tab/>e<text:tab/>d<text:tab/>g<text:tab/>f<text:tab/></text:p>
      <text:p text:style-name="P4"/>
      <text:p text:style-name="P4">Goal node 'i' <text:s/>found</text:p>
      <text:p text:style-name="P4"/>
      <text:p text:style-name="P4"/>
      <text:p text:style-name="P4">Path : </text:p>
      <text:p text:style-name="P4">s, c, h, i</text:p>
      <text:p text:style-name="P4"/>
      <text:p text:style-name="P4">*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0T02:07:24.591918189</meta:creation-date>
    <meta:generator>LibreOffice/4.2.8.2$Linux_X86_64 LibreOffice_project/420m0$Build-2</meta:generator>
    <dc:date>2018-10-25T13:04:51.180432208</dc:date>
    <meta:editing-duration>PT2M46S</meta:editing-duration>
    <meta:editing-cycles>7</meta:editing-cycles>
    <meta:document-statistic meta:table-count="0" meta:image-count="0" meta:object-count="0" meta:page-count="11" meta:paragraph-count="306" meta:word-count="947" meta:character-count="10513" meta:non-whitespace-character-count="6035"/>
  </office:meta>
</office:document-meta>
</file>